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4.438cm" svg:height="3.63cm" svg:x="3.549cm" svg:y="8.621cm">
          <text:p text:style-name="P1">Check For</text:p>
          <text:p text:style-name="P1">Command</text:p>
          <text:p text:style-name="P1">3.4.5.2.3.2 </text:p>
        </draw:ellipse>
        <draw:ellipse draw:style-name="gr1" draw:text-style-name="P1" draw:layer="layout" svg:width="4.438cm" svg:height="3.63cm" svg:x="11.8cm" svg:y="8.621cm">
          <text:p text:style-name="P1">Execute</text:p>
          <text:p text:style-name="P1">Command</text:p>
          <text:p text:style-name="P1">3.4.5.2.3.3</text:p>
        </draw:ellipse>
        <draw:line draw:style-name="gr2" draw:text-style-name="P1" draw:layer="layout" svg:x1="7.987cm" svg:y1="10.526cm" svg:x2="11.797cm" svg:y2="10.526cm">
          <text:p text:style-name="P1">E2C</text:p>
          <text:p text:style-name="P1">C2E</text:p>
        </draw:line>
        <draw:ellipse draw:style-name="gr3" draw:text-style-name="P1" draw:layer="layout" svg:width="4.438cm" svg:height="3.63cm" svg:x="7.659cm" svg:y="4.176cm">
          <text:p text:style-name="P1">Interpretation</text:p>
          <text:p text:style-name="P1">3.4.5.2.3.1 </text:p>
        </draw:ellipse>
        <draw:line draw:style-name="gr2" draw:text-style-name="P1" draw:layer="layout" svg:x1="8.622cm" svg:y1="7.351cm" svg:x2="6.082cm" svg:y2="8.621cm">
          <text:p text:style-name="P1">I2C</text:p>
          <text:p text:style-name="P1">C2I</text:p>
        </draw:line>
        <draw:line draw:style-name="gr2" draw:text-style-name="P1" draw:layer="layout" svg:x1="11.797cm" svg:y1="7.351cm" svg:x2="13.702cm" svg:y2="8.621cm">
          <text:p text:style-name="P1">I2E</text:p>
          <text:p text:style-name="P1">E2I</text:p>
        </draw:line>
        <draw:rect draw:style-name="gr1" draw:text-style-name="P1" draw:layer="layout" svg:width="1.905cm" svg:height="1.27cm" svg:x="6.08cm" svg:y="14.97cm">
          <text:p text:style-name="P1">Processing</text:p>
        </draw:rect>
        <draw:rect draw:style-name="gr1" draw:text-style-name="P1" draw:layer="layout" svg:width="1.905cm" svg:height="1.27cm" svg:x="12.43cm" svg:y="15.605cm">
          <text:p text:style-name="P1">Forwarding</text:p>
        </draw:rect>
        <draw:line draw:style-name="gr2" draw:text-style-name="P1" draw:layer="layout" svg:x1="6.715cm" svg:y1="14.97cm" svg:x2="6.249cm" svg:y2="12.272cm">
          <text:p text:style-name="P1">C2P</text:p>
          <text:p text:style-name="P1">P2C</text:p>
        </draw:line>
        <draw:line draw:style-name="gr2" draw:text-style-name="P1" draw:layer="layout" svg:x1="13.7cm" svg:y1="15.605cm" svg:x2="14.749cm" svg:y2="12.216cm">
          <text:p text:style-name="P1">E2F</text:p>
          <text:p text:style-name="P1">F2E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 </meta:initial-creator>
    <meta:creation-date>2011-11-29T18:17:27.72</meta:creation-date>
    <dc:date>2011-11-30T18:49:55.80</dc:date>
    <dc:creator>Andre </dc:creator>
    <meta:editing-duration>PT40M38S</meta:editing-duration>
    <meta:editing-cycles>2</meta:editing-cycles>
    <meta:generator>OpenOffice.org/3.3$Win32 OpenOffice.org_project/330m20$Build-9567</meta:generator>
    <meta:document-statistic meta:object-count="10"/>
  </office:meta>
</office:document-meta>
</file>